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Sistemes de gestió empresarial</text:span><text:span text:style-name="T2"><text:line-break/></text:span><text:span text:style-name="T3">UD 07. Guia d’estudi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des</text:span></text:a><text:span text:style-name="T17"><text:tab/>3</text:span></text:p>
          <text:p text:style-name="P13"><text:a xlink:type="simple" xlink:href="#_tegj7sax1brk" text:style-name="Index_20_Link" text:visited-style-name="Index_20_Link"><text:span text:style-name="T17">Coneixements previs requerits</text:span></text:a><text:span text:style-name="T17"><text:tab/>3</text:span></text:p>
          <text:p text:style-name="P13"><text:a xlink:type="simple" xlink:href="#_e5h9vtsccswh" text:style-name="Index_20_Link" text:visited-style-name="Index_20_Link"><text:span text:style-name="T17">Objectius</text:span></text:a><text:span text:style-name="T17"><text:tab/>3</text:span></text:p>
          <text:p text:style-name="P13"><text:a xlink:type="simple" xlink:href="#_u0mmknkhkm8l" text:style-name="Index_20_Link" text:visited-style-name="Index_20_Link"><text:span text:style-name="T17">Continguts</text:span></text:a><text:span text:style-name="T17"><text:tab/>3</text:span></text:p>
          <text:p text:style-name="P13"><text:a xlink:type="simple" xlink:href="#_fxxpzp8ps827" text:style-name="Index_20_Link" text:visited-style-name="Index_20_Link"><text:span text:style-name="T17">Activitats</text:span></text:a><text:span text:style-name="T17"><text:tab/>3</text:span></text:p>
          <text:p text:style-name="P13"><text:a xlink:type="simple" xlink:href="#_wxomg1su1p99" text:style-name="Index_20_Link" text:visited-style-name="Index_20_Link"><text:span text:style-name="T17">Recomanacions</text:span></text:a><text:span text:style-name="T17"><text:tab/>3</text:span></text:p>
          <text:p text:style-name="P14"><text:a xlink:type="simple" xlink:href="#_uhz91cmaqvpz" text:style-name="Index_20_Link" text:visited-style-name="Index_20_Link"><text:span text:style-name="T17">Autors (en ordre alfabètic)</text:span></text:a><text:span text:style-name="T17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7. Guia d’estudi</text:span></text:p>
      <text:list xml:id="list680344057" text:style-name="WWNum3">
        <text:list-item>
          <text:p text:style-name="P30"><text:bookmark text:name="_dbh0n1vac4c8"/>Dades</text:p>
        </text:list-item>
      </text:list>
      <text:p text:style-name="P10">Des del 29/11/2021 fins a 12/12/2021. La duració d’aquesta unitat és dues setmanes (10 hores).</text:p>
      <text:list xml:id="list94709878244665" text:continue-numbering="true" text:style-name="WWNum3">
        <text:list-item>
          <text:p text:style-name="P29"><text:bookmark text:name="_tegj7sax1brk"/>Coneixements previs requerits</text:p>
        </text:list-item>
      </text:list>
      <text:list xml:id="list3600529153" text:style-name="WWNum1">
        <text:list-item>
          <text:p text:style-name="P24">Ús bàsic de sistemes operatius.</text:p>
        </text:list-item>
        <text:list-item>
          <text:p text:style-name="P26"><text:soft-page-break/>Coneixement de comandaments de Linux.</text:p>
        </text:list-item>
        <text:list-item>
          <text:p text:style-name="P26">Coneixements avançats de programació.</text:p>
        </text:list-item>
        <text:list-item>
          <text:p text:style-name="P26">Coneixements de Python.</text:p>
        </text:list-item>
        <text:list-item>
          <text:p text:style-name="P26">Desplegament d’Odoo.</text:p>
        </text:list-item>
        <text:list-item>
          <text:p text:style-name="P27">Treball bàsic amb mòduls d’Odoo.</text:p>
        </text:list-item>
      </text:list>
      <text:list xml:id="list94709214472927" text:continue-list="list94709878244665" text:style-name="WWNum3">
        <text:list-item>
          <text:p text:style-name="P29"><text:bookmark text:name="_e5h9vtsccswh"/>Objectius</text:p>
        </text:list-item>
      </text:list>
      <text:list xml:id="list3456804584" text:style-name="WWNum2">
        <text:list-item>
          <text:p text:style-name="P25">Crear models de dades per mòduls d’Odoo.</text:p>
        </text:list-item>
        <text:list-item>
          <text:p text:style-name="P28">Crear vistes per als models de dades en mòduls d’Odoo.</text:p>
        </text:list-item>
      </text:list>
      <text:list xml:id="list94709694123443" text:continue-list="list94709214472927" text:style-name="WWNum3">
        <text:list-item>
          <text:p text:style-name="P29"><text:bookmark text:name="_u0mmknkhkm8l"/>Continguts</text:p>
        </text:list-item>
      </text:list>
      <text:p text:style-name="P10">Models i vistes per a desenvolupar mòduls d’Odoo.</text:p>
      <text:list xml:id="list94709695539812" text:continue-numbering="true" text:style-name="WWNum3">
        <text:list-item>
          <text:p text:style-name="P29"><text:bookmark text:name="_fxxpzp8ps827"/>Activitats</text:p>
        </text:list-item>
      </text:list>
      <text:p text:style-name="P10">És molt important llegir els apunts i dur a terme les tasques no avaluables.</text:p>
      <text:list xml:id="list94707956562502" text:continue-numbering="true" text:style-name="WWNum3">
        <text:list-item>
          <text:p text:style-name="P29"><text:bookmark text:name="_wxomg1su1p99"/>Recomanacions</text:p>
        </text:list-item>
      </text:list>
      <text:p text:style-name="P10">És recomanable acudir a les tutories col·lectives amb els conceptes de la unitat treballats.</text:p>
      <text:list xml:id="list94708699351142" text:continue-numbering="true" text:style-name="WWNum3">
        <text:list-item>
          <text:p text:style-name="P29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Guia d’estudi</text:span></text:p>
        <text:p text:style-name="MP1"/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259" meta:character-count="1613" meta:non-whitespace-character-count="1404"/>
    <meta:generator>LibreOfficeDev/6.0.5.2$Linux_X86_64 LibreOffice_project/</meta:generator>
  </office:meta>
</office:document-meta>
</file>